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automatic-styles>
    <style:style style:name="Table1" style:family="table">
      <style:table-properties style:width="6.1667in" fo:margin-left="-0.0799in" fo:margin-top="0in" fo:margin-bottom="0in" table:align="left"/>
    </style:style>
    <style:style style:name="Table1.A" style:family="table-column">
      <style:table-column-properties style:column-width="5.125in"/>
    </style:style>
    <style:style style:name="Table1.B" style:family="table-column">
      <style:table-column-properties style:column-width="1.041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1.B1" style:family="table-cell">
      <style:table-cell-properties style:vertical-align="" fo:padding="0.0694in" fo:border-left="0.75pt solid #000001" fo:border-right="1pt solid #000001" fo:border-top="1pt solid #000001" fo:border-bottom="1pt solid #000001"/>
    </style:style>
    <style:style style:name="Table2" style:family="table">
      <style:table-properties style:width="6.1667in" fo:margin-left="-0.0799in" fo:margin-top="0in" fo:margin-bottom="0in" table:align="left"/>
    </style:style>
    <style:style style:name="Table2.A" style:family="table-column">
      <style:table-column-properties style:column-width="6.1667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center" style:justify-single-word="false" fo:padding="0in" fo:border="none"/>
    </style:style>
    <style:style style:name="P3" style:family="paragraph" style:parent-style-name="Standard">
      <style:paragraph-properties fo:margin-top="0in" fo:margin-bottom="0in" loext:contextual-spacing="false" fo:padding="0in" fo:border="none"/>
      <style:text-properties style:font-name="Courier New" style:font-name-asian="Courier New1" style:font-name-complex="Courier New1"/>
    </style:style>
    <style:style style:name="P4" style:family="paragraph" style:parent-style-name="Standard" style:master-page-name="Standard">
      <style:paragraph-properties fo:margin-top="0in" fo:margin-bottom="0in" loext:contextual-spacing="false" style:page-number="1" fo:padding="0in" fo:border="none"/>
    </style:style>
    <style:style style:name="T1" style:family="text">
      <style:text-properties fo:font-weight="bold" style:font-weight-asian="bold"/>
    </style:style>
    <style:style style:name="T2" style:family="text">
      <style:text-properties style:font-name="Courier New" style:text-underline-style="solid" style:text-underline-width="auto" style:text-underline-color="font-color" fo:font-weight="bold" style:font-name-asian="Courier New1" style:font-weight-asian="bold" style:font-name-complex="Courier New1"/>
    </style:style>
    <style:style style:name="T3" style:family="text">
      <style:text-properties style:font-name="Courier New" style:font-name-asian="Courier New1"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able:table table:name="Table1" table:style-name="Table1">
        <table:table-column table:style-name="Table1.A"/>
        <table:table-column table:style-name="Table1.B"/>
        <text:soft-page-break/>
        <table:table-row table:style-name="Table1.1">
          <table:table-cell table:style-name="Table1.A1" office:value-type="string">
            <text:p text:style-name="P2">БРОЈ ЗНАКОВА</text:p>
            <text:p text:style-name="P2"><text:s/></text:p>
            <text:p text:style-name="P2">Република Српска 2013. </text:p>
            <text:p text:style-name="P2">Регионално такмичење из информатике за средње школе </text:p>
            <text:p text:style-name="P2">(1. задатак)</text:p>
          </table:table-cell>
          <table:table-cell table:style-name="Table1.B1" office:value-type="string">
            <text:p text:style-name="P2">15 бодова</text:p>
          </table:table-cell>
        </table:table-row>
      </table:table>
      <text:p text:style-name="P1"><text:soft-page-break/></text:p>
      <text:p text:style-name="P1">Написати програм којим се у тексту одређује број самогласника, сугласника и празнина. Крај текста означен је знаком *. Слова „nj“ и „lj“ броје се као два слова. Задатак снимити под именом <text:span text:style-name="T1">ZNAKOVI</text:span>.</text:p>
      <text:p text:style-name="P1"/>
      <text:p text:style-name="P1"><text:span text:style-name="T2">Примјер 1:</text:span></text:p>
      <text:p text:style-name="P1"><text:span text:style-name="T3">Улаз:</text:span></text:p>
      <text:p text:style-name="P1"><text:span text:style-name="T3"><text:tab/>? Danas je regionalno takmicenje iz informatike.</text:span></text:p>
      <text:p text:style-name="P1"><text:span text:style-name="T3">Излаз:</text:span></text:p>
      <text:p text:style-name="P1"><text:span text:style-name="T3"><text:tab/>Broj samoglasnika je: 18</text:span></text:p>
      <text:p text:style-name="P1"><text:span text:style-name="T3"><text:tab/>Broj suglasnika je: 22</text:span></text:p>
      <text:p text:style-name="P1"><text:span text:style-name="T3"><text:tab/>Broj praznina je: 5</text:span></text:p>
      <text:p text:style-name="P1"/>
      <text:p text:style-name="P1"><text:span text:style-name="T2">Примјер 2:</text:span></text:p>
      <text:p text:style-name="P1"><text:span text:style-name="T3">Улаз:</text:span></text:p>
      <text:p text:style-name="P1"><text:span text:style-name="T3"><text:tab/>? Moramo rijesiti pet zadataka. Pobjednici ce ucestvovati na</text:span></text:p>
      <text:p text:style-name="P1"><text:span text:style-name="T3"><text:s text:c="2"/><text:tab/>republickom takmicenju*</text:span></text:p>
      <text:p text:style-name="P1"><text:span text:style-name="T3">Излаз:</text:span></text:p>
      <text:p text:style-name="P1"><text:span text:style-name="T3"><text:tab/>Broj samoglasnika je: 31</text:span></text:p>
      <text:p text:style-name="P1"><text:span text:style-name="T3"><text:tab/>Broj suglasnika je: 40</text:span></text:p>
      <text:p text:style-name="P1"><text:span text:style-name="T3"><text:tab/>Broj praznina je: 9</text:span></text:p>
      <text:p text:style-name="P3"/>
      <text:p text:style-name="P1"><text:span text:style-name="T2">Примјер 3:</text:span></text:p>
      <text:p text:style-name="P1"><text:span text:style-name="T3">Улаз:</text:span></text:p>
      <text:p text:style-name="P1"><text:span text:style-name="T3"><text:tab/>? Mikroprocesor*</text:span></text:p>
      <text:p text:style-name="P1"><text:span text:style-name="T3">Излаз:</text:span></text:p>
      <text:p text:style-name="P1"><text:span text:style-name="T3"><text:tab/>Broj samoglasnika je: 5</text:span></text:p>
      <text:p text:style-name="P1"><text:span text:style-name="T3"><text:tab/>Broj suglasnika je: 8</text:span></text:p>
      <text:p text:style-name="P1"><text:soft-page-break/><text:span text:style-name="T3"><text:tab/>Broj praznina je: 0</text:span></text:p>
      <text:p text:style-name="P3"/>
      <text:p text:style-name="P1"><text:span text:style-name="T2">Примјер 4:</text:span></text:p>
      <text:p text:style-name="P1"><text:span text:style-name="T3">Улаз:</text:span></text:p>
      <text:p text:style-name="P1"><text:span text:style-name="T3"><text:tab/>? Pobjednici republickog takmicenja iz informatike ucestvuju na</text:span></text:p>
      <text:p text:style-name="P1"><text:span text:style-name="T3"><text:s text:c="2"/><text:tab/>drzavnom takmicenju*</text:span></text:p>
      <text:p text:style-name="P1"><text:span text:style-name="T3">Излаз:</text:span></text:p>
      <text:p text:style-name="P1"><text:span text:style-name="T3"><text:tab/>Broj samoglasnika je: 29</text:span></text:p>
      <text:p text:style-name="P1"><text:span text:style-name="T3"><text:tab/>Broj suglasnika je: 44</text:span></text:p>
      <text:p text:style-name="P1"><text:span text:style-name="T3"><text:tab/>Broj praznina je: 8</text:span></text:p>
      <text:p text:style-name="P3"/>
      <table:table table:name="Table2" table:style-name="Table2">
        <table:table-column table:style-name="Table2.A"/>
        <text:soft-page-break/>
        <table:table-row table:style-name="Table2.1">
          <table:table-cell table:style-name="Table2.A1" office:value-type="string">
            <text:p text:style-name="P2">ПОЈАШЊЕЊЕ ЗАДАТКА</text:p>
          </table:table-cell>
        </table:table-row>
      </table:table>
      <text:p text:style-name="P1"><text:soft-page-break/></text:p>
      <text:p text:style-name="P1">Задатак не прецизира да ли ће знаци интерпункције (тачка, зарез, двотачка, итд) такође бити унесени као текст. Из примјера видимо да се тачка користи. Лакше је ријешити задатак ако знамо да се знаци интерпункције не користе. У том случају све што није тачка, празнина, или самогласнике је сугласник. Ми ћемо, да бисмо добили уопштеније рјешење, рјешавати задатак тако што ћемо претпоставити да било који знак може бити унесен у саставу текста, осим звјездице „*“ која има посебно значење (крај унесеног текста).</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6" meta:paragraph-count="39" meta:word-count="225" meta:character-count="1427" meta:non-whitespace-character-count="1215"/>
    <meta:generator>LibreOfficeDev/5.1.0.3$Linux_X86_64 LibreOffice_project/</meta:generator>
  </office:meta>
</office:document-meta>
</file>